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NoSpacing" style:family="paragraph">
      <style:text-properties fo:font-weight="bold" style:font-weight-asian="bold" style:font-weight-complex="bold"/>
    </style:style>
    <style:style style:name="P4" style:parent-style-name="NoSpacing" style:family="paragraph">
      <style:text-properties fo:font-weight="bold" style:font-weight-asian="bold" style:font-weight-complex="bold"/>
    </style:style>
    <style:style style:name="P5" style:parent-style-name="NoSpacing" style:family="paragraph">
      <style:text-properties fo:font-weight="bold" style:font-weight-asian="bold" style:font-weight-complex="bold"/>
    </style:style>
    <style:style style:name="P6" style:parent-style-name="NoSpacing" style:family="paragraph">
      <style:text-properties fo:font-weight="bold" style:font-weight-asian="bold" style:font-weight-complex="bold"/>
    </style:style>
    <style:style style:name="P7" style:parent-style-name="NoSpacing" style:family="paragraph">
      <style:text-properties fo:font-weight="bold" style:font-weight-asian="bold" style:font-weight-complex="bold"/>
    </style:style>
    <style:style style:name="P8" style:parent-style-name="NoSpacing" style:family="paragraph">
      <style:text-properties fo:font-weight="bold" style:font-weight-asian="bold" style:font-weight-complex="bold"/>
    </style:style>
    <style:style style:name="P9" style:parent-style-name="NoSpacing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language="pt" fo:country="BR"/>
    </style:style>
    <style:style style:name="T11" style:parent-style-name="DefaultParagraphFont" style:family="text">
      <style:text-properties fo:language="pt" fo:country="BR"/>
    </style:style>
  </office:automatic-styles>
  <office:body>
    <office:text text:use-soft-page-breaks="true">
      <text:p text:style-name="P1"><text:span text:style-name="T2">LAURA ANTUNES</text:span></text:p>
      <text:p text:style-name="Normal"/>
      <text:p text:style-name="NoSpacing">(11)993824535</text:p>
      <text:p text:style-name="P3"/>
      <text:p text:style-name="P4">Nome completo: Laura Regina Antunes Nogueira</text:p>
      <text:p text:style-name="P5">Data de nascimento: 06/10/2008</text:p>
      <text:p text:style-name="P6">ESTADO CIVIL: Solteira<text:s/></text:p>
      <text:p text:style-name="P7"/>
      <text:p text:style-name="P8">CURSANDO: ensino medio 1 ano</text:p>
      <text:p text:style-name="P9"/>
      <text:h text:style-name="Heading1" text:outline-level="1">Cidade e bairro</text:h>
      <text:p text:style-name="Normal">São Bernardo do Campo – SP</text:p>
      <text:p text:style-name="Normal">Jd Jussara 27</text:p>
      <text:h text:style-name="Heading1" text:outline-level="1">Meus objetivos...</text:h>
      <text:p text:style-name="Normal">Meus objetivos são: conseguir meu primeiro emprego de jovem aprendiz, aprender e conseguir ter experiencia para ter um emprego melhor no futuro.</text:p>
      <text:h text:style-name="Heading1" text:outline-level="1">Minhas qualidades...</text:h>
      <text:p text:style-name="Normal"><text:span text:style-name="T10">Aprendo rapido, me dou bem em trabalho em equipe e<text:s/></text:span><text:span text:style-name="T11">consigo trabalhar aos doming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ura Regina Antunes Nogueira</meta:initial-creator>
    <dc:creator>Laura Regina Antunes Nogueira</dc:creator>
    <meta:creation-date>2024-08-22T02:41:00Z</meta:creation-date>
    <dc:date>2024-08-22T02:41:00Z</dc:date>
    <meta:template xlink:href="Normal.dotm" xlink:type="simple"/>
    <meta:editing-cycles>1</meta:editing-cycles>
    <meta:editing-duration>PT0S</meta:editing-duration>
    <meta:document-statistic meta:page-count="1" meta:paragraph-count="1" meta:word-count="72" meta:character-count="484" meta:row-count="3" meta:non-whitespace-character-count="413"/>
  </office:meta>
</office:document-meta>
</file>